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7.99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85270833333333cm"/>
    </style:style>
    <style:style style:name="co5" style:family="table-column">
      <style:table-column-properties fo:break-before="auto" style:column-width="11.27125cm"/>
    </style:style>
    <style:style style:name="co6" style:family="table-column">
      <style:table-column-properties fo:break-before="auto" style:column-width="16.08666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6.00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style:font-family-generic="swiss"/>
      <style:map style:condition="of:is-true-formula(AND(COUNTIF([.$M$18:.$M$45]; [.M18])&gt;1;NOT(ISBLANK([.M18]))))" style:apply-style-name="cf1" style:base-cell-address="rgb_sensor_v2.M18"/>
    </style:style>
    <style:style style:name="ce12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size="10pt" style:font-size-asian="10pt" style:font-size-complex="10pt"/>
      <style:map style:condition="of:is-true-formula(AND(COUNTIF([.$M$18:.$M$45]; [.M18])&gt;1;NOT(ISBLANK([.M18]))))" style:apply-style-name="cf1" style:base-cell-address="rgb_sensor_v2.M18"/>
    </style:style>
    <style:style style:name="ce13" style:family="table-cell" style:parent-style-name="Default" style:data-style-name="N0">
      <style:table-cell-properties fo:background-color="transparent"/>
      <style:map style:condition="of:is-true-formula(AND(COUNTIF([.$M$18:.$M$45]; [.M18])&gt;1;NOT(ISBLANK([.M18]))))" style:apply-style-name="cf1" style:base-cell-address="rgb_sensor_v2.M18"/>
    </style:style>
    <style:style style:name="ce14" style:family="table-cell" style:parent-style-name="Default" style:data-style-name="N0">
      <style:table-cell-properties style:vertical-align="automatic"/>
      <style:map style:condition="of:is-true-formula(AND(COUNTIF([.$M$18:.$M$45]; [.M18])&gt;1;NOT(ISBLANK([.M18]))))" style:apply-style-name="cf1" style:base-cell-address="rgb_sensor_v2.M18"/>
    </style:style>
    <style:style style:name="ce15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style:font-family-generic="swiss"/>
      <style:map style:condition="of:is-true-formula(AND(COUNTIF([.$Q$18:.$Q$45]; [.Q18])&gt;1;NOT(ISBLANK([.Q18]))))" style:apply-style-name="cf1" style:base-cell-address="rgb_sensor_v2.Q18"/>
    </style:style>
    <style:style style:name="ce16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size="10pt" style:font-size-asian="10pt" style:font-size-complex="10pt"/>
      <style:map style:condition="of:is-true-formula(AND(COUNTIF([.$Q$18:.$Q$45]; [.Q18])&gt;1;NOT(ISBLANK([.Q18]))))" style:apply-style-name="cf1" style:base-cell-address="rgb_sensor_v2.Q18"/>
    </style:style>
    <style:style style:name="ce17" style:family="table-cell" style:parent-style-name="Default" style:data-style-name="N0">
      <style:table-cell-properties fo:background-color="transparent"/>
      <style:map style:condition="of:is-true-formula(AND(COUNTIF([.$Q$18:.$Q$45]; [.Q18])&gt;1;NOT(ISBLANK([.Q18]))))" style:apply-style-name="cf1" style:base-cell-address="rgb_sensor_v2.Q18"/>
    </style:style>
    <style:style style:name="ce18" style:family="table-cell" style:parent-style-name="Default" style:data-style-name="N0">
      <style:table-cell-properties style:vertical-align="automatic"/>
      <style:map style:condition="of:is-true-formula(AND(COUNTIF([.$Q$18:.$Q$45]; [.Q18])&gt;1;NOT(ISBLANK([.Q18]))))" style:apply-style-name="cf1" style:base-cell-address="rgb_sensor_v2.Q1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gb_sensor_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ROD qty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f</text:p>
          </table:table-cell>
          <table:table-cell office:value-type="string" table:style-name="ce3">
            <text:p>Qnty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Cmp name</text:p>
          </table:table-cell>
          <table:table-cell office:value-type="string" table:style-name="ce3">
            <text:p>Footprint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Supplier</text:p>
          </table:table-cell>
          <table:table-cell table:number-columns-repeated="2" table:style-name="ce3"/>
          <table:table-cell office:value-type="string" table:style-name="ce3">
            <text:p>Order qty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C1, C2, C3, C4, C5,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Unpolarized capacitor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cl10b104ko8nnnc/kondensatory-mlcc-smd-0603/samsung/">CL10B104KO8NNNC</text:a></text:p>
          </table:table-cell>
          <table:table-cell table:style-name="ce3"/>
          <table:table-cell office:value-type="float" office:value="35" table:formula="of:=[.$E$4]*[.B7]" table:style-name="ce3">
            <text:p>3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D1, D2, D3, D4, D5, D6, D7, D8, D9, D10,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iode_SMD:D_0603_1608Metric_Castellated</text:p>
          </table:table-cell>
          <table:table-cell office:value-type="string" table:style-name="ce3">
            <text:p>Light emitting diode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ltw-c193us5/diody-led-smd-biale/liteon/">LTW-C193US5</text:a></text:p>
          </table:table-cell>
          <table:table-cell table:style-name="ce3"/>
          <table:table-cell office:value-type="float" office:value="70" table:formula="of:=[.$E$4]*[.B8]" table:style-name="ce3">
            <text:p>7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J1,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nn_01x20_Male</text:p>
          </table:table-cell>
          <table:table-cell office:value-type="string" table:style-name="ce3">
            <text:p>Conn_01x20_Male</text:p>
          </table:table-cell>
          <table:table-cell office:value-type="string" table:style-name="ce3">
            <text:p>Connector_JST:JST_PHD_S20B-PHDSS_2x10_P2.00mm_Horizontal</text:p>
          </table:table-cell>
          <table:table-cell office:value-type="string" table:style-name="ce3">
            <text:p>Generic connector, single row, 01x20, script generated (kicad-library-utils/schlib/autogen/connector/)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ds1014-20mf1b/zlacza-idc/connfly/">DS1014-20MF1B</text:a></text:p>
          </table:table-cell>
          <table:table-cell table:style-name="ce3"/>
          <table:table-cell office:value-type="float" office:value="7" table:formula="of:=[.$E$4]*[.B9]" table:style-name="ce3">
            <text:p>7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">
            <text:p>Q1, Q2, Q3, Q4, Q5,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2N7002</text:p>
          </table:table-cell>
          <table:table-cell office:value-type="string" table:style-name="ce3">
            <text:p>2N7002</text:p>
          </table:table-cell>
          <table:table-cell office:value-type="string" table:style-name="ce3">
            <text:p>Package_TO_SOT_SMD:SOT-23</text:p>
          </table:table-cell>
          <table:table-cell office:value-type="string" table:style-name="ce3">
            <text:p>0.115A Id, 60V Vds, N-Channel MOSFET, SOT-23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2n7002/tranzystory-z-kanalem-n-smd/on-semiconductor/">2N7002</text:a></text:p>
          </table:table-cell>
          <table:table-cell table:style-name="ce3"/>
          <table:table-cell office:value-type="float" office:value="35" table:formula="of:=[.$E$4]*[.B10]" table:style-name="ce3">
            <text:p>3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R1, R2, R6, R7, R11, R12, R16, R17, R21, R22,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3k3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Resistor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crcw06033k30fktabc/rezystory-smd-0603/vishay/">CRCW06033K30FKTABC</text:a></text:p>
          </table:table-cell>
          <table:table-cell table:style-name="ce3"/>
          <table:table-cell office:value-type="float" office:value="70" table:formula="of:=[.$E$4]*[.B11]" table:style-name="ce3">
            <text:p>7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R3, R4, R8, R9, R13, R14, R18, R19, R23, R24,</text:p>
          </table:table-cell>
          <table:table-cell office:value-type="float" office:value="10" table:style-name="ce3">
            <text:p>10</text:p>
          </table:table-cell>
          <table:table-cell office:value-type="float" office:value="330" table:style-name="ce3">
            <text:p>330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Resistor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erj3geyj331v/rezystory-smd-0603/panasonic/">ERJ3GEYJ331V</text:a></text:p>
          </table:table-cell>
          <table:table-cell table:style-name="ce3"/>
          <table:table-cell office:value-type="float" office:value="70" table:formula="of:=[.$E$4]*[.B12]" table:style-name="ce3">
            <text:p>70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R5, R10, R15, R20, R25,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Resistor</text:p>
          </table:table-cell>
          <table:table-cell office:value-type="string" table:style-name="ce3">
            <text:p>tme</text:p>
          </table:table-cell>
          <table:table-cell office:value-type="string" table:style-name="ce4">
            <text:p><text:a xlink:href="https://www.tme.eu/pl/details/crcw060310k0fktabc/rezystory-smd-0603/vishay/">CRCW060310K0FKTABC</text:a></text:p>
          </table:table-cell>
          <table:table-cell table:style-name="ce3"/>
          <table:table-cell office:value-type="float" office:value="35" table:formula="of:=[.$E$4]*[.B13]" table:style-name="ce3">
            <text:p>35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">
            <text:p>U1, U2, U3, U4, U5,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TCS34725FN</text:p>
          </table:table-cell>
          <table:table-cell office:value-type="string" table:style-name="ce3">
            <text:p>TCS34725FN-TCS-rgb_sensor_v2-rescue</text:p>
          </table:table-cell>
          <table:table-cell office:value-type="string" table:style-name="ce3">
            <text:p>AMS_TCS34725FN:AMS-TCS34725FN-MFG</text:p>
          </table:table-cell>
          <table:table-cell table:style-name="ce3"/>
          <table:table-cell office:value-type="string" table:style-name="ce3">
            <text:p>RS</text:p>
          </table:table-cell>
          <table:table-cell office:value-type="string" table:style-name="ce4">
            <text:p>102-4173</text:p>
          </table:table-cell>
          <table:table-cell table:style-name="ce3"/>
          <table:table-cell office:value-type="float" office:value="35" table:formula="of:=[.$E$4]*[.B14]" table:style-name="ce3">
            <text:p>35</text:p>
          </table:table-cell>
          <table:table-cell table:style-name="ce3"/>
          <table:table-cell table:number-columns-repeated="16373"/>
        </table:table-row>
        <table:table-row table:style-name="ro2">
          <table:table-cell table:style-name="ce1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string" table:style-name="ce4">
            <text:p>Wtyk; IDC; żeńskie; PIN: 20; z dociskiem przewodu; IDC; na taśmę</text:p>
          </table:table-cell>
          <table:table-cell office:value-type="string" table:style-name="ce3">
            <text:p>TME</text:p>
          </table:table-cell>
          <table:table-cell office:value-type="string" table:style-name="ce5">
            <text:p><text:a xlink:href="https://www.tme.eu/pl/details/t826120a201ceu/zlacza-idc/amphenol/">T826120A201CEU</text:a></text:p>
          </table:table-cell>
          <table:table-cell office:value-type="string" table:style-name="ce5">
            <text:p><text:a xlink:href="https://www.tme.eu/pl/details/t826120a101ceu/zlacza-idc/amphenol/">T826120A101CEU</text:a></text:p>
          </table:table-cell>
          <table:table-cell office:value-type="float" office:value="7" table:formula="of:=[.$E$4]*[.B15]" table:style-name="ce3">
            <text:p>7</text:p>
          </table:table-cell>
          <table:table-cell table:style-name="ce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6">
            <text:p>Column1</text:p>
          </table:table-cell>
          <table:table-cell office:value-type="string" table:style-name="ce6">
            <text:p>Column2</text:p>
          </table:table-cell>
          <table:table-cell table:number-columns-repeated="2" table:style-name="ce1"/>
          <table:table-cell office:value-type="string" table:style-name="ce6">
            <text:p>Column1</text:p>
          </table:table-cell>
          <table:table-cell office:value-type="string" table:style-name="ce6">
            <text:p>Column2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style-name="ce11">
            <text:p>06035A470JAT2A AVX</text:p>
          </table:table-cell>
          <table:table-cell office:value-type="float" office:value="24" table:style-name="ce8">
            <text:p>24</text:p>
          </table:table-cell>
          <table:table-cell table:number-columns-repeated="2" table:style-name="ce1"/>
          <table:table-cell office:value-type="string" table:style-name="ce15">
            <text:p>06035A470JAT2A AVX</text:p>
          </table:table-cell>
          <table:table-cell office:value-type="float" office:value="24" table:style-name="ce8">
            <text:p>24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string" table:style-name="ce12">
            <text:p>102-4173</text:p>
          </table:table-cell>
          <table:table-cell office:value-type="float" office:value="35" table:style-name="ce8">
            <text:p>35</text:p>
          </table:table-cell>
          <table:table-cell table:number-columns-repeated="2" table:style-name="ce1"/>
          <table:table-cell office:value-type="string" table:style-name="ce16">
            <text:p>102-4173</text:p>
          </table:table-cell>
          <table:table-cell office:value-type="float" office:value="35" table:style-name="ce8">
            <text:p>35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string" table:style-name="ce13">
            <text:p>20021221-00010C4LF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20021221-00010C4LF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3">
            <text:p>2N7002</text:p>
          </table:table-cell>
          <table:table-cell office:value-type="float" office:value="35" table:style-name="ce8">
            <text:p>35</text:p>
          </table:table-cell>
          <table:table-cell table:number-columns-repeated="2" table:style-name="ce1"/>
          <table:table-cell office:value-type="string" table:style-name="ce17">
            <text:p>2N7002</text:p>
          </table:table-cell>
          <table:table-cell office:value-type="float" office:value="35" table:style-name="ce8">
            <text:p>35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6" table:style-name="ce1">
            <text:p>6</text:p>
          </table:table-cell>
          <table:table-cell table:number-columns-repeated="5" table:style-name="ce1"/>
          <table:table-cell office:value-type="string" table:style-name="ce11">
            <text:p>ABM3B-8.000MHZ-10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5">
            <text:p>ABM3B-8.000MHZ-10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string" table:style-name="ce13">
            <text:p>BLM18AG102SH1D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BLM18AG102SH1D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3">
            <text:p>CL10B103KB8NNNC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CL10B103KB8NNNC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float" office:value="9" table:style-name="ce1">
            <text:p>9</text:p>
          </table:table-cell>
          <table:table-cell table:number-columns-repeated="5" table:style-name="ce1"/>
          <table:table-cell office:value-type="string" table:style-name="ce13">
            <text:p>CL10B104KO8NNNC</text:p>
          </table:table-cell>
          <table:table-cell office:value-type="float" office:value="99" table:style-name="ce8">
            <text:p>99</text:p>
          </table:table-cell>
          <table:table-cell table:number-columns-repeated="2" table:style-name="ce1"/>
          <table:table-cell office:value-type="string" table:style-name="ce17">
            <text:p>CL10B104KO8NNNC</text:p>
          </table:table-cell>
          <table:table-cell office:value-type="float" office:value="35" table:style-name="ce8">
            <text:p>35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table:style-name="ce13"/>
          <table:table-cell table:style-name="ce8"/>
          <table:table-cell table:number-columns-repeated="2" table:style-name="ce1"/>
          <table:table-cell office:value-type="string" table:style-name="ce17">
            <text:p>CL10B104KO8NNNC</text:p>
          </table:table-cell>
          <table:table-cell office:value-type="float" office:value="64" table:style-name="ce8">
            <text:p>64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13">
            <text:p>CL10C100JB8NNNC</text:p>
          </table:table-cell>
          <table:table-cell office:value-type="float" office:value="16" table:style-name="ce8">
            <text:p>16</text:p>
          </table:table-cell>
          <table:table-cell table:number-columns-repeated="2" table:style-name="ce1"/>
          <table:table-cell office:value-type="string" table:style-name="ce17">
            <text:p>CL10C100JB8NNNC</text:p>
          </table:table-cell>
          <table:table-cell office:value-type="float" office:value="16" table:style-name="ce8">
            <text:p>16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13">
            <text:p>CRCW060310K0FKTABC</text:p>
          </table:table-cell>
          <table:table-cell office:value-type="float" office:value="59" table:style-name="ce8">
            <text:p>59</text:p>
          </table:table-cell>
          <table:table-cell table:number-columns-repeated="2" table:style-name="ce1"/>
          <table:table-cell office:value-type="string" table:style-name="ce17">
            <text:p>CRCW060310K0FKTABC</text:p>
          </table:table-cell>
          <table:table-cell office:value-type="float" office:value="35" table:style-name="ce8">
            <text:p>35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table:style-name="ce13"/>
          <table:table-cell table:style-name="ce8"/>
          <table:table-cell table:number-columns-repeated="2" table:style-name="ce1"/>
          <table:table-cell office:value-type="string" table:style-name="ce17">
            <text:p>CRCW060310K0FKTABC</text:p>
          </table:table-cell>
          <table:table-cell office:value-type="float" office:value="24" table:style-name="ce8">
            <text:p>24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13">
            <text:p>CRCW06031M00FKEA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CRCW06031M00FKEA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13">
            <text:p>CRCW06033K30FKTABC</text:p>
          </table:table-cell>
          <table:table-cell office:value-type="float" office:value="70" table:style-name="ce8">
            <text:p>70</text:p>
          </table:table-cell>
          <table:table-cell table:number-columns-repeated="2" table:style-name="ce1"/>
          <table:table-cell office:value-type="string" table:style-name="ce17">
            <text:p>CRCW06033K30FKTABC</text:p>
          </table:table-cell>
          <table:table-cell office:value-type="float" office:value="70" table:style-name="ce8">
            <text:p>70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13">
            <text:p>DS1014-20MF1B</text:p>
          </table:table-cell>
          <table:table-cell office:value-type="float" office:value="15" table:style-name="ce8">
            <text:p>15</text:p>
          </table:table-cell>
          <table:table-cell table:number-columns-repeated="2" table:style-name="ce1"/>
          <table:table-cell office:value-type="string" table:style-name="ce17">
            <text:p>DS1014-20MF1B</text:p>
          </table:table-cell>
          <table:table-cell office:value-type="float" office:value="7" table:style-name="ce8">
            <text:p>7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3"/>
          <table:table-cell table:style-name="ce8"/>
          <table:table-cell table:number-columns-repeated="2" table:style-name="ce1"/>
          <table:table-cell office:value-type="string" table:style-name="ce17">
            <text:p>DS1014-20MF1B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ERJ3GEYJ331V</text:p>
          </table:table-cell>
          <table:table-cell office:value-type="float" office:value="70" table:style-name="ce8">
            <text:p>70</text:p>
          </table:table-cell>
          <table:table-cell table:number-columns-repeated="2" table:style-name="ce1"/>
          <table:table-cell office:value-type="string" table:style-name="ce17">
            <text:p>ERJ3GEYJ331V</text:p>
          </table:table-cell>
          <table:table-cell office:value-type="float" office:value="70" table:style-name="ce8">
            <text:p>70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1">
            <text:p>FT230XS-R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5">
            <text:p>FT230XS-R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LTW-C193US5</text:p>
          </table:table-cell>
          <table:table-cell office:value-type="float" office:value="70" table:style-name="ce8">
            <text:p>70</text:p>
          </table:table-cell>
          <table:table-cell table:number-columns-repeated="2" table:style-name="ce1"/>
          <table:table-cell office:value-type="string" table:style-name="ce17">
            <text:p>LTW-C193US5</text:p>
          </table:table-cell>
          <table:table-cell office:value-type="float" office:value="70" table:style-name="ce8">
            <text:p>70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MX-47346-0001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MX-47346-0001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1">
            <text:p>RC0J476M05005VR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5">
            <text:p>RC0J476M05005VR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1">
            <text:p>SC1C106M04005VR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5">
            <text:p>SC1C106M04005VR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SMD0603-27R</text:p>
          </table:table-cell>
          <table:table-cell office:value-type="float" office:value="32" table:style-name="ce8">
            <text:p>32</text:p>
          </table:table-cell>
          <table:table-cell table:number-columns-repeated="2" table:style-name="ce1"/>
          <table:table-cell office:value-type="string" table:style-name="ce17">
            <text:p>SMD0603-27R</text:p>
          </table:table-cell>
          <table:table-cell office:value-type="float" office:value="32" table:style-name="ce8">
            <text:p>3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STM32F030K6T6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STM32F030K6T6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T826120A201CEU</text:p>
          </table:table-cell>
          <table:table-cell office:value-type="float" office:value="15" table:style-name="ce8">
            <text:p>15</text:p>
          </table:table-cell>
          <table:table-cell table:number-columns-repeated="2" table:style-name="ce1"/>
          <table:table-cell office:value-type="string" table:style-name="ce17">
            <text:p>T826120A201CEU</text:p>
          </table:table-cell>
          <table:table-cell office:value-type="float" office:value="7" table:style-name="ce8">
            <text:p>7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3"/>
          <table:table-cell table:style-name="ce8"/>
          <table:table-cell table:number-columns-repeated="2" table:style-name="ce1"/>
          <table:table-cell office:value-type="string" table:style-name="ce17">
            <text:p>T826120A201CEU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3">
            <text:p>TLV1117-33CDCYG3</text:p>
          </table:table-cell>
          <table:table-cell office:value-type="float" office:value="8" table:style-name="ce8">
            <text:p>8</text:p>
          </table:table-cell>
          <table:table-cell table:number-columns-repeated="2" table:style-name="ce1"/>
          <table:table-cell office:value-type="string" table:style-name="ce17">
            <text:p>TLV1117-33CDCYG3</text:p>
          </table:table-cell>
          <table:table-cell office:value-type="float" office:value="8" table:style-name="ce8">
            <text:p>8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4"/>
          <table:table-cell table:style-name="ce6"/>
          <table:table-cell table:number-columns-repeated="2" table:style-name="ce1"/>
          <table:table-cell table:style-name="ce18"/>
          <table:table-cell table:style-name="ce6"/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rgb_sensor_v2.M17:rgb_sensor_v2.N45" table:name="Table1" table:display-filter-buttons="true">
          <table:sort>
            <table:sort-by table:field-number="0"/>
          </table:sort>
        </table:database-range>
        <table:database-range table:target-range-address="rgb_sensor_v2.Q17:rgb_sensor_v2.R45" table:name="Table1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awula, Pawel</dc:creator>
    <dc:date>2020-11-18T20:18:06Z</dc:date>
    <meta:editing-cycles>4</meta:editing-cycles>
    <meta:editing-duration>PT875S</meta:editing-duration>
  </office:meta>
</office:document-meta>
</file>